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94d" officeooo:paragraph-rsid="001a894d"/>
    </style:style>
    <style:style style:name="P2" style:family="paragraph" style:parent-style-name="Standard">
      <style:text-properties officeooo:rsid="001a894d" officeooo:paragraph-rsid="001b5b93"/>
    </style:style>
    <style:style style:name="P3" style:family="paragraph" style:parent-style-name="Standard">
      <style:text-properties officeooo:paragraph-rsid="001a894d"/>
    </style:style>
    <style:style style:name="P4" style:family="paragraph" style:parent-style-name="Standard">
      <style:text-properties officeooo:paragraph-rsid="001b5b93"/>
    </style:style>
    <style:style style:name="T1" style:family="text">
      <style:text-properties officeooo:rsid="001a894d"/>
    </style:style>
    <style:style style:name="T2" style:family="text">
      <style:text-properties officeooo:rsid="001b5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ccess <text:s/>'#00FF00' ---green</text:p>
      <text:p text:style-name="P1"/>
      <text:p text:style-name="P2">Failure <text:s text:c="2"/></text:p>
      <text:p text:style-name="P2"/>
      <text:p text:style-name="P2"/>
      <text:p text:style-name="P2"><text:s/>-----red</text:p>
      <text:p text:style-name="P1"/>
      <text:p text:style-name="P1">start <text:s text:c="6"/>'#FFFF00' ----yellow</text:p>
      <text:p text:style-name="P1"/>
      <text:p text:style-name="P3"><text:span text:style-name="T1"><text:s text:c="15"/></text:span><text:span text:style-name="Source_20_Text">#439FE0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1"><text:s/>slackSend baseUrl: '${slackurl}',</text:span></text:span></text:p>
      <text:p text:style-name="P3"><text:span text:style-name="Source_20_Text"><text:span text:style-name="T1"><text:s text:c="16"/>channel: 'cr-auth',</text:span></text:span></text:p>
      <text:p text:style-name="P3"><text:span text:style-name="Source_20_Text"><text:span text:style-name="T1"><text:s text:c="16"/>color: '#FFFF00',message: 'STARTED: Job \'${env.JOB_NAME} [${env.BUILD_NUMBER}]\' (${env.BUILD_URL})',</text:span></text:span></text:p>
      <text:p text:style-name="P3"><text:span text:style-name="Source_20_Text"><text:span text:style-name="T1"><text:s text:c="16"/>teamDomain: 'authentication',</text:span></text:span></text:p>
      <text:p text:style-name="P3"><text:span text:style-name="Source_20_Text"><text:span text:style-name="T1"><text:s text:c="16"/>token: 'TALHVE8DA/BBCAB02K0/Dc2s37gt1LOTGrGuitCEfqQd'</text:span></text:span></text:p>
      <text:p text:style-name="P3"><text:span text:style-name="Source_20_Text"><text:span text:style-name="T1"><text:s text:c="8"/>}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4"><text:span text:style-name="Source_20_Text"><text:span text:style-name="T2">CR-DEV slack workspace:sjeeva </text:span></text:span></text:p>
      <text:p text:style-name="P4"><text:span text:style-name="Source_20_Text"/></text:p>
      <text:p text:style-name="P4"><text:span text:style-name="Source_20_Text"><text:span text:style-name="T2">base url:https://hooks.slack.com/services/</text:span></text:span></text:p>
      <text:p text:style-name="P4"><text:span text:style-name="Source_20_Text"><text:span text:style-name="T2">token:T0KSFNHQS/BB8K5QXA5/75aVBSrhWvQDE6oaaNQGON0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5:20.853408021</meta:creation-date>
    <dc:date>2018-06-21T13:17:41.369489047</dc:date>
    <meta:editing-duration>PT42M10S</meta:editing-duration>
    <meta:editing-cycles>1</meta:editing-cycles>
    <meta:document-statistic meta:table-count="0" meta:image-count="0" meta:object-count="0" meta:page-count="1" meta:paragraph-count="14" meta:word-count="35" meta:character-count="532" meta:non-whitespace-character-count="414"/>
    <meta:generator>LibreOffice/5.1.6.2$Linux_X86_64 LibreOffice_project/10m0$Build-2</meta:generator>
  </office:meta>
</office:document-meta>
</file>